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3.212cm" fo:min-width="7.24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5.846cm" fo:min-width="7.247cm"/>
      <style:paragraph-properties style:writing-mode="lr-tb"/>
    </style:style>
    <style:style style:name="gr3" style:family="graphic" style:parent-style-name="standard">
      <style:graphic-properties svg:stroke-color="#168253" draw:fill-color="#5eb91e" draw:textarea-horizontal-align="justify" draw:textarea-vertical-align="middle" draw:auto-grow-height="false" fo:min-height="2.925cm" fo:min-width="4.834cm"/>
      <style:paragraph-properties style:writing-mode="lr-tb"/>
    </style:style>
    <style:style style:name="gr4" style:family="graphic" style:parent-style-name="standard">
      <style:graphic-properties svg:stroke-color="#168253" draw:fill-color="#5eb91e" draw:textarea-horizontal-align="justify" draw:textarea-vertical-align="middle" draw:auto-grow-height="false" fo:min-height="3.077cm" fo:min-width="5.469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marker-end="Arrow" draw:textarea-vertical-align="top"/>
      <style:paragraph-properties style:writing-mode="lr-tb"/>
    </style:style>
    <style:style style:name="gr7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13.462cm" svg:x="1.254cm" svg:y="2.905cm">
          <text:p text:style-name="P1">Subjec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47cm" svg:height="6.096cm" svg:x="13.319cm" svg:y="6.334cm">
          <text:p text:style-name="P1">TransientOverlayObserv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334cm" svg:height="3.175cm" svg:x="1.889cm" svg:y="4.302cm">
          <text:p text:style-name="P2">Peripheral 1</text:p>
          <text:p text:style-name="P2">(e.g., NVM)</text:p>
          <text:p text:style-name="P2">(Concrete Subject)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334cm" svg:height="3.175cm" svg:x="1.889cm" svg:y="8.112cm">
          <text:p text:style-name="P2">Peripheral 2</text:p>
          <text:p text:style-name="P2">(e.g., fuel gauge)</text:p>
          <text:p text:style-name="P4">(Concrete Subject)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334cm" svg:height="3.175cm" svg:x="1.889cm" svg:y="12.176cm">
          <text:p text:style-name="P2">Peripheral 3</text:p>
          <text:p text:style-name="P4">(Concrete Subject)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969cm" svg:height="3.327cm" svg:x="14.081cm" svg:y="8.087cm">
          <text:p text:style-name="P2">Display</text:p>
          <text:p text:style-name="P2">(Concrete Observer)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7.223cm" svg:y1="5.889cm" svg:x2="14.081cm" svg:y2="9.75cm" draw:start-shape="id1" draw:start-glue-point="1" draw:end-shape="id2" draw:end-glue-point="3" svg:d="M7223 5889h3429v3861h3429" svg:viewBox="0 0 6859 3862">
          <text:p/>
        </draw:connector>
        <draw:connector draw:style-name="gr5" draw:text-style-name="P2" draw:layer="layout" svg:x1="7.223cm" svg:y1="9.699cm" svg:x2="14.081cm" svg:y2="9.75cm" draw:start-shape="id3" draw:start-glue-point="1" draw:end-shape="id2" draw:end-glue-point="3" svg:d="M7223 9699h3429v51h3429" svg:viewBox="0 0 6859 52">
          <text:p/>
        </draw:connector>
        <draw:connector draw:style-name="gr6" draw:text-style-name="P2" draw:layer="layout" svg:x1="7.223cm" svg:y1="13.763cm" svg:x2="14.081cm" svg:y2="9.75cm" draw:start-shape="id4" draw:start-glue-point="1" draw:end-shape="id2" draw:end-glue-point="3" svg:d="M7223 13763h3429v-4013h3429" svg:viewBox="0 0 6859 4014">
          <text:p/>
        </draw:connector>
        <draw:frame draw:style-name="gr7" draw:text-style-name="P5" draw:layer="layout" svg:width="2.102cm" svg:height="0.822cm" svg:x="10.906cm" svg:y="8.874cm">
          <draw:text-box>
            <text:p><text:span text:style-name="T1">Notif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8T23:07:21.604489780</meta:creation-date>
    <dc:date>2024-12-18T23:26:49.212327484</dc:date>
    <meta:editing-duration>PT9M17S</meta:editing-duration>
    <meta:editing-cycles>1</meta:editing-cycles>
    <meta:generator>LibreOffice/6.4.7.2$Linux_X86_64 LibreOffice_project/40$Build-2</meta:generator>
    <meta:document-statistic meta:object-count="10"/>
  </office:meta>
</office:document-meta>
</file>